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egoe UI1" svg:font-family="'Segoe UI'" style:font-family-generic="system" style:font-pitch="variable"/>
  </office:font-face-decls>
  <office:automatic-styles>
    <style:style style:name="Tabla1" style:family="table">
      <style:table-properties style:width="17cm" fo:margin-left="-0.023cm" fo:margin-top="0cm" fo:margin-bottom="0cm" table:align="left" style:writing-mode="lr-tb"/>
    </style:style>
    <style:style style:name="Tabla1.A" style:family="table-column">
      <style:table-column-properties style:column-width="3.399cm"/>
    </style:style>
    <style:style style:name="Tabla1.B" style:family="table-column">
      <style:table-column-properties style:column-width="3.397cm"/>
    </style:style>
    <style:style style:name="Tabla1.D" style:family="table-column">
      <style:table-column-properties style:column-width="3.401cm"/>
    </style:style>
    <style:style style:name="Tabla1.E" style:family="table-column">
      <style:table-column-properties style:column-width="3.404cm"/>
    </style:style>
    <style:style style:name="Tabla1.1" style:family="table-row">
      <style:table-row-properties fo:keep-together="auto"/>
    </style:style>
    <style:style style:name="Tabla1.A1" style:family="table-cell">
      <style:table-cell-properties fo:padding="0.097cm" fo:border-left="0.25pt solid #000000" fo:border-right="none" fo:border-top="0.25pt solid #000000" fo:border-bottom="0.25pt solid #000000"/>
    </style:style>
    <style:style style:name="Tabla1.E1" style:family="table-cell">
      <style:table-cell-properties fo:padding="0.097cm" fo:border="0.25pt solid #000000"/>
    </style:style>
    <style:style style:name="Tabla1.A2" style:family="table-cell">
      <style:table-cell-properties fo:padding="0.097cm" fo:border-left="0.25pt solid #000000" fo:border-right="none" fo:border-top="none" fo:border-bottom="0.25pt solid #000000"/>
    </style:style>
    <style:style style:name="Tabla1.E2" style:family="table-cell">
      <style:table-cell-properties fo:padding="0.097cm" fo:border-left="0.25pt solid #000000" fo:border-right="0.25pt solid #000000" fo:border-top="none" fo:border-bottom="0.25pt solid #000000"/>
    </style:style>
    <style:style style:name="Tabla2" style:family="table">
      <style:table-properties style:width="17cm" fo:margin-left="-0.023cm" fo:margin-top="0cm" fo:margin-bottom="0cm" table:align="left" style:writing-mode="lr-tb"/>
    </style:style>
    <style:style style:name="Tabla2.A" style:family="table-column">
      <style:table-column-properties style:column-width="8.5cm"/>
    </style:style>
    <style:style style:name="Tabla2.B" style:family="table-column">
      <style:table-column-properties style:column-width="8.498cm"/>
    </style:style>
    <style:style style:name="Tabla2.1" style:family="table-row">
      <style:table-row-properties fo:keep-together="auto"/>
    </style:style>
    <style:style style:name="Tabla2.A1" style:family="table-cell">
      <style:table-cell-properties fo:padding="0.097cm" fo:border-left="0.25pt solid #000000" fo:border-right="none" fo:border-top="0.25pt solid #000000" fo:border-bottom="0.25pt solid #000000"/>
    </style:style>
    <style:style style:name="Tabla2.B1" style:family="table-cell">
      <style:table-cell-properties fo:padding="0.097cm" fo:border="0.25pt solid #000000"/>
    </style:style>
    <style:style style:name="Tabla2.A2" style:family="table-cell">
      <style:table-cell-properties fo:padding="0.097cm" fo:border-left="0.25pt solid #000000" fo:border-right="none" fo:border-top="none" fo:border-bottom="0.25pt solid #000000"/>
    </style:style>
    <style:style style:name="Tabla2.B2" style:family="table-cell">
      <style:table-cell-properties fo:padding="0.097cm" fo:border-left="0.25pt solid #000000" fo:border-right="0.25pt solid #000000" fo:border-top="none" fo:border-bottom="0.25pt solid #000000"/>
    </style:style>
    <style:style style:name="Tabla3" style:family="table">
      <style:table-properties style:width="17cm" fo:margin-left="-0.023cm" fo:margin-top="0cm" fo:margin-bottom="0cm" table:align="left" style:writing-mode="lr-tb"/>
    </style:style>
    <style:style style:name="Tabla3.A" style:family="table-column">
      <style:table-column-properties style:column-width="8.5cm"/>
    </style:style>
    <style:style style:name="Tabla3.B" style:family="table-column">
      <style:table-column-properties style:column-width="8.498cm"/>
    </style:style>
    <style:style style:name="Tabla3.1" style:family="table-row">
      <style:table-row-properties fo:keep-together="auto"/>
    </style:style>
    <style:style style:name="Tabla3.A1" style:family="table-cell">
      <style:table-cell-properties fo:padding="0.097cm" fo:border-left="0.25pt solid #000000" fo:border-right="none" fo:border-top="0.25pt solid #000000" fo:border-bottom="0.25pt solid #000000"/>
    </style:style>
    <style:style style:name="Tabla3.B1" style:family="table-cell">
      <style:table-cell-properties fo:padding="0.097cm" fo:border="0.25pt solid #000000"/>
    </style:style>
    <style:style style:name="Tabla3.A2" style:family="table-cell">
      <style:table-cell-properties fo:padding="0.097cm" fo:border-left="0.25pt solid #000000" fo:border-right="none" fo:border-top="none" fo:border-bottom="0.25pt solid #000000"/>
    </style:style>
    <style:style style:name="Tabla3.B2" style:family="table-cell">
      <style:table-cell-properties fo:padding="0.097cm" fo:border-left="0.25pt solid #000000" fo:border-right="0.25pt solid #000000" fo:border-top="none" fo:border-bottom="0.25pt solid #000000"/>
    </style:style>
    <style:style style:name="Tabla4" style:family="table">
      <style:table-properties style:width="17cm" fo:margin-left="-0.023cm" fo:margin-top="0cm" fo:margin-bottom="0cm" table:align="left" style:writing-mode="lr-tb"/>
    </style:style>
    <style:style style:name="Tabla4.A" style:family="table-column">
      <style:table-column-properties style:column-width="8.5cm"/>
    </style:style>
    <style:style style:name="Tabla4.B" style:family="table-column">
      <style:table-column-properties style:column-width="8.498cm"/>
    </style:style>
    <style:style style:name="Tabla4.1" style:family="table-row">
      <style:table-row-properties fo:keep-together="auto"/>
    </style:style>
    <style:style style:name="Tabla4.A1" style:family="table-cell">
      <style:table-cell-properties fo:padding="0.097cm" fo:border-left="0.25pt solid #000000" fo:border-right="none" fo:border-top="0.25pt solid #000000" fo:border-bottom="0.25pt solid #000000"/>
    </style:style>
    <style:style style:name="Tabla4.B1" style:family="table-cell">
      <style:table-cell-properties fo:padding="0.097cm" fo:border="0.25pt solid #000000"/>
    </style:style>
    <style:style style:name="Tabla4.A2" style:family="table-cell">
      <style:table-cell-properties fo:padding="0.097cm" fo:border-left="0.25pt solid #000000" fo:border-right="none" fo:border-top="none" fo:border-bottom="0.25pt solid #000000"/>
    </style:style>
    <style:style style:name="Tabla4.B2"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text-align="center" style:justify-single-word="false"/>
      <style:text-properties style:font-name="Arial" fo:font-size="12pt" fo:language="es" fo:country="AR" style:text-underline-style="solid" style:text-underline-width="auto" style:text-underline-color="font-color" fo:font-weight="bold" style:font-size-asian="12pt" style:font-weight-asian="bold" style:font-name-complex="Arial1" style:font-size-complex="36pt"/>
    </style:style>
    <style:style style:name="P2" style:family="paragraph" style:parent-style-name="Standard">
      <style:paragraph-properties fo:text-align="justify" style:justify-single-word="false"/>
      <style:text-properties style:font-name="Arial" fo:font-size="12pt" fo:language="es" fo:country="AR" style:font-size-asian="12pt" style:font-name-complex="Arial1" style:font-size-complex="12pt"/>
    </style:style>
    <style:style style:name="P3" style:family="paragraph" style:parent-style-name="Standard">
      <style:paragraph-properties fo:text-align="center" style:justify-single-word="false"/>
      <style:text-properties style:font-name="Arial" fo:font-size="36pt" fo:language="es" fo:country="AR" style:text-underline-style="solid" style:text-underline-width="auto" style:text-underline-color="font-color" fo:font-weight="bold" style:font-size-asian="36pt" style:font-weight-asian="bold" style:font-name-complex="Arial1" style:font-size-complex="36pt"/>
    </style:style>
    <style:style style:name="P4" style:family="paragraph" style:parent-style-name="Standard">
      <style:paragraph-properties fo:text-align="center" style:justify-single-word="false"/>
      <style:text-properties style:font-name="Arial" fo:font-size="36pt" fo:language="es" fo:country="AR" style:font-size-asian="36pt" style:font-name-complex="Arial1" style:font-size-complex="36pt"/>
    </style:style>
    <style:style style:name="P5" style:family="paragraph" style:parent-style-name="Standard">
      <style:paragraph-properties fo:text-align="center" style:justify-single-word="false"/>
    </style:style>
    <style:style style:name="P6" style:family="paragraph" style:parent-style-name="Standard">
      <style:text-properties style:font-name="Liberation Serif"/>
    </style:style>
    <style:style style:name="P7" style:family="paragraph" style:parent-style-name="Standard">
      <style:paragraph-properties fo:text-align="justify" style:justify-single-word="false"/>
      <style:text-properties style:font-name="Liberation Serif" fo:font-size="12pt" fo:language="es" fo:country="AR" style:font-size-asian="12pt" style:font-name-complex="Arial1" style:font-size-complex="12pt"/>
    </style:style>
    <style:style style:name="P8" style:family="paragraph" style:parent-style-name="Standard">
      <style:text-properties fo:color="#2f5496" style:font-name="Liberation Serif" fo:font-size="16pt" fo:language="es" fo:country="AR" style:font-name-asian="F" style:font-size-asian="16pt" style:font-name-complex="F" style:font-size-complex="16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language="es" fo:country="AR"/>
    </style:style>
    <style:style style:name="P11" style:family="paragraph" style:parent-style-name="Standard">
      <style:paragraph-properties fo:margin-top="0cm" fo:margin-bottom="0cm" loext:contextual-spacing="false" fo:line-height="100%" fo:text-align="end" style:justify-single-word="false" fo:orphans="0" fo:widows="0" fo:hyphenation-ladder-count="no-limit" style:vertical-align="baseline"/>
      <style:text-properties fo:hyphenate="false" fo:hyphenation-remain-char-count="2" fo:hyphenation-push-char-count="2"/>
    </style:style>
    <style:style style:name="P12" style:family="paragraph" style:parent-style-name="Standard" style:master-page-name="Standard">
      <style:paragraph-properties fo:margin-top="0cm" fo:margin-bottom="0cm" loext:contextual-spacing="false" fo:line-height="100%" fo:text-align="end" style:justify-single-word="false" fo:orphans="0" fo:widows="0" fo:hyphenation-ladder-count="no-limit" style:page-number="auto" style:vertical-align="baseline"/>
      <style:text-properties fo:hyphenate="false" fo:hyphenation-remain-char-count="2" fo:hyphenation-push-char-count="2"/>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Table_20_Contents">
      <style:paragraph-properties fo:text-align="justify" style:justify-single-word="false"/>
    </style:style>
    <style:style style:name="P15" style:family="paragraph" style:parent-style-name="Heading_20_1">
      <style:text-properties style:font-name="Liberation Serif" fo:language="es" fo:country="AR"/>
    </style:style>
    <style:style style:name="P16" style:family="paragraph" style:parent-style-name="Heading_20_1">
      <style:text-properties style:font-name="Liberation Serif" fo:language="es" fo:country="AR"/>
    </style:style>
    <style:style style:name="P17" style:family="paragraph" style:parent-style-name="Heading_20_2">
      <style:text-properties style:font-name="Liberation Serif" fo:language="es" fo:country="AR"/>
    </style:style>
    <style:style style:name="P18" style:family="paragraph" style:parent-style-name="Contents_20_1">
      <style:paragraph-properties>
        <style:tab-stops>
          <style:tab-stop style:position="15.572cm" style:type="right" style:leader-style="dotted" style:leader-text="."/>
        </style:tab-stops>
      </style:paragraph-properties>
    </style:style>
    <style:style style:name="P19" style:family="paragraph" style:parent-style-name="List_20_Paragraph">
      <style:paragraph-properties fo:text-align="justify" style:justify-single-word="false"/>
    </style:style>
    <style:style style:name="P20" style:family="paragraph" style:parent-style-name="List_20_Paragraph" style:list-style-name="WWNum1">
      <style:paragraph-properties fo:text-align="justify" style:justify-single-word="false"/>
    </style:style>
    <style:style style:name="P21" style:family="paragraph" style:parent-style-name="List_20_Paragraph" style:list-style-name="WWNum1">
      <style:paragraph-properties fo:text-align="justify" style:justify-single-word="false"/>
      <style:text-properties officeooo:paragraph-rsid="000642cf"/>
    </style:style>
    <style:style style:name="P22"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Standard_20__28_user_29_">
      <style:paragraph-properties fo:text-align="justify" style:justify-single-word="false"/>
    </style:style>
    <style:style style:name="P24" style:family="paragraph" style:parent-style-name="Standard_20__28_user_29_" style:list-style-name="WWNum3">
      <style:paragraph-properties fo:text-align="justify" style:justify-single-word="false"/>
    </style:style>
    <style:style style:name="P25" style:family="paragraph" style:parent-style-name="Standard_20__28_user_29_" style:list-style-name="WWNum6">
      <style:paragraph-properties fo:text-align="justify" style:justify-single-word="false"/>
    </style:style>
    <style:style style:name="P26" style:family="paragraph" style:parent-style-name="Standard_20__28_user_29_" style:list-style-name="WWNum7">
      <style:paragraph-properties fo:text-align="justify" style:justify-single-word="false"/>
    </style:style>
    <style:style style:name="P27" style:family="paragraph" style:parent-style-name="Standard_20__28_user_29_">
      <style:paragraph-properties fo:text-align="justify" style:justify-single-word="false"/>
      <style:text-properties style:font-name-complex="Arial1"/>
    </style:style>
    <style:style style:name="P28" style:family="paragraph" style:parent-style-name="Standard_20__28_user_29_">
      <style:paragraph-properties fo:text-align="justify" style:justify-single-word="false"/>
      <style:text-properties fo:font-weight="bold" style:font-weight-asian="bold" style:font-weight-complex="bold"/>
    </style:style>
    <style:style style:name="P29" style:family="paragraph" style:parent-style-name="Standard_20__28_user_29_">
      <style:paragraph-properties fo:margin-left="0cm" fo:margin-right="0cm" fo:text-align="justify" style:justify-single-word="false" fo:text-indent="1.27cm" style:auto-text-indent="false"/>
    </style:style>
    <style:style style:name="P30" style:family="paragraph" style:parent-style-name="Standard_20__28_user_29_">
      <style:paragraph-properties fo:margin-left="0cm" fo:margin-right="0cm" fo:text-align="justify" style:justify-single-word="false" fo:text-indent="1.27cm" style:auto-text-indent="false"/>
      <style:text-properties style:font-name-complex="Arial1"/>
    </style:style>
    <style:style style:name="P31" style:family="paragraph" style:parent-style-name="Standard_20__28_user_29_">
      <style:paragraph-properties fo:margin-left="1.27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32" style:family="paragraph" style:parent-style-name="Standard_20__28_user_29_">
      <style:paragraph-properties fo:margin-left="1.27cm" fo:margin-right="0cm" fo:text-align="justify" style:justify-single-word="false" fo:text-indent="0cm" style:auto-text-indent="false"/>
    </style:style>
    <style:style style:name="P33" style:family="paragraph" style:parent-style-name="Standard_20__28_user_29_">
      <style:paragraph-properties fo:margin-left="0.635cm" fo:margin-right="0cm" fo:text-align="justify" style:justify-single-word="false" fo:text-indent="0cm" style:auto-text-indent="false"/>
    </style:style>
    <style:style style:name="P34" style:family="paragraph" style:parent-style-name="Contents_20_2">
      <style:paragraph-properties>
        <style:tab-stops>
          <style:tab-stop style:position="15.572cm" style:type="right" style:leader-style="dotted" style:leader-text="."/>
        </style:tab-stops>
      </style:paragraph-properties>
    </style:style>
    <style:style style:name="T1" style:family="text">
      <style:text-properties style:font-name="Liberation Serif"/>
    </style:style>
    <style:style style:name="T2" style:family="text">
      <style:text-properties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style>
    <style:style style:name="T3" style:family="text">
      <style:text-properties style:font-name="Liberation Serif" fo:font-size="12pt" fo:language="es" fo:country="AR" style:font-size-asian="12pt" style:font-name-complex="Arial1" style:font-size-complex="12pt"/>
    </style:style>
    <style:style style:name="T4" style:family="text">
      <style:text-properties style:font-name="Liberation Serif" fo:font-size="12pt" fo:language="es" fo:country="AR" style:font-size-asian="12pt" style:font-name-complex="Arial1" style:font-size-complex="12pt" fo:background-color="#ffff00"/>
    </style:style>
    <style:style style:name="T5" style:family="text">
      <style:text-properties style:font-name="Liberation Serif" fo:language="es" fo:country="ES"/>
    </style:style>
    <style:style style:name="T6" style:family="text">
      <style:text-properties style:font-name="Liberation Serif" fo:language="es" fo:country="ES" style:letter-kerning="true" style:language-asian="zh" style:country-asian="CN" style:language-complex="hi" style:country-complex="IN"/>
    </style:style>
    <style:style style:name="T7" style:family="text">
      <style:text-properties style:font-name="Liberation Serif" fo:language="es" fo:country="AR"/>
    </style:style>
    <style:style style:name="T8" style:family="text">
      <style:text-properties style:font-name="Liberation Serif" fo:language="es" fo:country="AR" style:letter-kerning="true" style:language-asian="zh" style:country-asian="CN" style:language-complex="hi" style:country-complex="IN"/>
    </style:style>
    <style:style style:name="T9" style:family="text">
      <style:text-properties style:font-name="Liberation Serif" fo:font-size="14pt" fo:language="es" fo:country="ES" style:font-size-asian="14pt"/>
    </style:style>
    <style:style style:name="T10" style:family="text">
      <style:text-properties style:font-name="Liberation Serif" fo:font-size="14pt" fo:language="es" fo:country="AR" style:font-size-asian="14pt"/>
    </style:style>
    <style:style style:name="T11" style:family="text">
      <style:text-properties style:font-name="Liberation Serif" fo:font-size="14pt" fo:language="es" fo:country="AR" style:font-size-asian="14pt" style:font-name-complex="Arial1" style:font-size-complex="12pt"/>
    </style:style>
    <style:style style:name="T12" style:family="text">
      <style:text-properties style:font-name="Liberation Serif" fo:font-size="14pt" style:font-size-asian="14pt"/>
    </style:style>
    <style:style style:name="T13" style:family="text">
      <style:text-properties style:font-name="Arial" fo:font-size="36pt" fo:language="es" fo:country="AR" style:text-underline-style="solid" style:text-underline-width="auto" style:text-underline-color="font-color" fo:font-weight="bold" style:font-size-asian="36pt" style:font-weight-asian="bold" style:font-name-complex="Arial1" style:font-size-complex="36pt"/>
    </style:style>
    <style:style style:name="T14" style:family="text">
      <style:text-properties style:font-name="Arial" fo:font-size="24pt" fo:language="es" fo:country="AR" fo:font-weight="bold" style:font-size-asian="24pt" style:font-weight-asian="bold" style:font-name-complex="Arial1" style:font-size-complex="12pt"/>
    </style:style>
    <style:style style:name="T15" style:family="text">
      <style:text-properties style:font-name="Arial" fo:font-size="12pt" fo:language="es" fo:country="AR" style:font-size-asian="12pt" style:font-name-complex="Arial1" style:font-size-complex="12pt"/>
    </style:style>
    <style:style style:name="T16" style:family="text">
      <style:text-properties text:display="true"/>
    </style:style>
    <style:style style:name="T17" style:family="text">
      <style:text-properties style:font-name-asian="F"/>
    </style:style>
    <style:style style:name="T18" style:family="text">
      <style:text-properties fo:font-size="14pt" style:font-size-asian="14pt" style:font-name-complex="Arial1"/>
    </style:style>
    <style:style style:name="T19" style:family="text">
      <style:text-properties style:font-name-complex="Arial1"/>
    </style:style>
    <style:style style:name="T20" style:family="text">
      <style:text-properties fo:language="es" fo:country="ES"/>
    </style:style>
    <style:style style:name="T21" style:family="text">
      <style:text-properties style:font-name="Liberation Serif" fo:font-size="12pt" fo:language="es" fo:country="AR" style:font-size-asian="12pt" style:font-name-complex="Arial1"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GoBack"/><text:span text:style-name="T2">Universidad Nacional de Río Cuarto</text:span></text:p>
      <text:p text:style-name="P11"><text:span text:style-name="T2">Facultad de Ciencias Exactas, Fco-Qcas y Naturales</text:span></text:p>
      <text:p text:style-name="P11"><text:span text:style-name="T2">Departamento de Computación</text:span></text:p>
      <text:p text:style-name="P11"><text:span text:style-name="T2">Ingeniería de Software (Código 3304)</text:span></text:p>
      <text:p text:style-name="P1"/>
      <text:p text:style-name="P3"/>
      <text:p text:style-name="P3"/>
      <text:p text:style-name="P5"><text:span text:style-name="T13">ESPECIFICACION DE REQUISITOS DE SOFTWARE</text:span></text:p>
      <text:p text:style-name="P4"/>
      <text:p text:style-name="P5"><text:span text:style-name="T14">Proyecto: TriviaVet</text:span></text:p>
      <text:p text:style-name="P2"/>
      <text:p text:style-name="P2"/>
      <text:p text:style-name="P2"/>
      <text:p text:style-name="P2"/>
      <text:p text:style-name="P2"/>
      <text:p text:style-name="P2"/>
      <text:p text:style-name="P2"/>
      <text:p text:style-name="P2"/>
      <text:p text:style-name="P2"/>
      <text:p text:style-name="P10"/>
      <text:p text:style-name="TOC_20_Heading"><text:soft-page-break/><text:span text:style-name="T5">Índice</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oc7101547" text:style-name="Index_20_Link" text:visited-style-name="Index_20_Link"><text:span text:style-name="T1">Registro de Cambios</text:span></text:a><text:a xlink:type="simple" xlink:href="#_Toc7101547" text:style-name="Index_20_Link" text:visited-style-name="Index_20_Link"><text:span text:style-name="T16"><text:tab/>3</text:span></text:a></text:p>
          <text:p text:style-name="P18"><text:a xlink:type="simple" xlink:href="#_Toc7101548" text:style-name="Index_20_Link" text:visited-style-name="Index_20_Link"><text:span text:style-name="T7">1. Introducción</text:span></text:a><text:a xlink:type="simple" xlink:href="#_Toc7101548" text:style-name="Index_20_Link" text:visited-style-name="Index_20_Link"><text:span text:style-name="T16"><text:tab/>4</text:span></text:a></text:p>
          <text:p text:style-name="P34"><text:a xlink:type="simple" xlink:href="#_Toc7101549" text:style-name="Index_20_Link" text:visited-style-name="Index_20_Link"><text:span text:style-name="T5">1.1 Propósito</text:span></text:a><text:a xlink:type="simple" xlink:href="#_Toc7101549" text:style-name="Index_20_Link" text:visited-style-name="Index_20_Link"><text:span text:style-name="T16"><text:tab/>4</text:span></text:a></text:p>
          <text:p text:style-name="P34"><text:a xlink:type="simple" xlink:href="#_Toc7101550" text:style-name="Index_20_Link" text:visited-style-name="Index_20_Link"><text:span text:style-name="T6">1.2 Alcance</text:span></text:a><text:a xlink:type="simple" xlink:href="#_Toc7101550" text:style-name="Index_20_Link" text:visited-style-name="Index_20_Link"><text:span text:style-name="T16"><text:tab/>4</text:span></text:a></text:p>
          <text:p text:style-name="P34"><text:a xlink:type="simple" xlink:href="#_Toc7101551" text:style-name="Index_20_Link" text:visited-style-name="Index_20_Link"><text:span text:style-name="T5">1.3 Glosario</text:span></text:a><text:a xlink:type="simple" xlink:href="#_Toc7101551" text:style-name="Index_20_Link" text:visited-style-name="Index_20_Link"><text:span text:style-name="T16"><text:tab/>4</text:span></text:a></text:p>
          <text:p text:style-name="P34"><text:a xlink:type="simple" xlink:href="#_Toc7101552" text:style-name="Index_20_Link" text:visited-style-name="Index_20_Link"><text:span text:style-name="T8">1.4 Referencias</text:span></text:a><text:a xlink:type="simple" xlink:href="#_Toc7101552" text:style-name="Index_20_Link" text:visited-style-name="Index_20_Link"><text:span text:style-name="T16"><text:tab/>5</text:span></text:a></text:p>
          <text:p text:style-name="P18"><text:a xlink:type="simple" xlink:href="#_Toc7101553" text:style-name="Index_20_Link" text:visited-style-name="Index_20_Link"><text:span text:style-name="T1">1.5 Personal Involucrado</text:span></text:a><text:a xlink:type="simple" xlink:href="#_Toc7101553" text:style-name="Index_20_Link" text:visited-style-name="Index_20_Link"><text:span text:style-name="T16"><text:tab/>5</text:span></text:a></text:p>
          <text:p text:style-name="P34"><text:a xlink:type="simple" xlink:href="#_Toc7101554" text:style-name="Index_20_Link" text:visited-style-name="Index_20_Link"><text:span text:style-name="T5">1.6 Visión global</text:span></text:a><text:a xlink:type="simple" xlink:href="#_Toc7101554" text:style-name="Index_20_Link" text:visited-style-name="Index_20_Link"><text:span text:style-name="T16"><text:tab/>6</text:span></text:a></text:p>
          <text:p text:style-name="P18"><text:a xlink:type="simple" xlink:href="#_Toc7101555" text:style-name="Index_20_Link" text:visited-style-name="Index_20_Link"><text:span text:style-name="T7">2 Descripción global</text:span></text:a><text:a xlink:type="simple" xlink:href="#_Toc7101555" text:style-name="Index_20_Link" text:visited-style-name="Index_20_Link"><text:span text:style-name="T16"><text:tab/>6</text:span></text:a></text:p>
          <text:p text:style-name="P34"><text:a xlink:type="simple" xlink:href="#_Toc7101556" text:style-name="Index_20_Link" text:visited-style-name="Index_20_Link"><text:span text:style-name="T7">2.1. Perspectiva del Producto</text:span></text:a><text:a xlink:type="simple" xlink:href="#_Toc7101556" text:style-name="Index_20_Link" text:visited-style-name="Index_20_Link"><text:span text:style-name="T16"><text:tab/>6</text:span></text:a></text:p>
          <text:p text:style-name="P34"><text:a xlink:type="simple" xlink:href="#_Toc7101557" text:style-name="Index_20_Link" text:visited-style-name="Index_20_Link"><text:span text:style-name="T7">2.2 Funciones del producto</text:span></text:a><text:a xlink:type="simple" xlink:href="#_Toc7101557" text:style-name="Index_20_Link" text:visited-style-name="Index_20_Link"><text:span text:style-name="T16"><text:tab/>6</text:span></text:a></text:p>
          <text:p text:style-name="P34"><text:a xlink:type="simple" xlink:href="#_Toc7101558" text:style-name="Index_20_Link" text:visited-style-name="Index_20_Link"><text:span text:style-name="T7">2.3 Características de usuario</text:span></text:a><text:a xlink:type="simple" xlink:href="#_Toc7101558" text:style-name="Index_20_Link" text:visited-style-name="Index_20_Link"><text:span text:style-name="T16"><text:tab/>6</text:span></text:a></text:p>
          <text:p text:style-name="P34"><text:a xlink:type="simple" xlink:href="#_Toc7101559" text:style-name="Index_20_Link" text:visited-style-name="Index_20_Link"><text:span text:style-name="T7">2.3.1 Perfil de usuario</text:span></text:a><text:a xlink:type="simple" xlink:href="#_Toc7101559" text:style-name="Index_20_Link" text:visited-style-name="Index_20_Link"><text:span text:style-name="T16"><text:tab/>6</text:span></text:a></text:p>
          <text:p text:style-name="P34"><text:a xlink:type="simple" xlink:href="#_Toc7101560" text:style-name="Index_20_Link" text:visited-style-name="Index_20_Link"><text:span text:style-name="T7">2.4. Restricciones</text:span></text:a><text:a xlink:type="simple" xlink:href="#_Toc7101560" text:style-name="Index_20_Link" text:visited-style-name="Index_20_Link"><text:span text:style-name="T16"><text:tab/>7</text:span></text:a></text:p>
          <text:p text:style-name="P34"><text:a xlink:type="simple" xlink:href="#_Toc7101561" text:style-name="Index_20_Link" text:visited-style-name="Index_20_Link"><text:span text:style-name="T5">2.4.1 Políticas Reguladoras</text:span></text:a><text:a xlink:type="simple" xlink:href="#_Toc7101561" text:style-name="Index_20_Link" text:visited-style-name="Index_20_Link"><text:span text:style-name="T16"><text:tab/>7</text:span></text:a></text:p>
          <text:p text:style-name="P34"><text:a xlink:type="simple" xlink:href="#_Toc7101562" text:style-name="Index_20_Link" text:visited-style-name="Index_20_Link"><text:span text:style-name="T5">2.4.2 Limitaciones de Hardware</text:span></text:a><text:a xlink:type="simple" xlink:href="#_Toc7101562" text:style-name="Index_20_Link" text:visited-style-name="Index_20_Link"><text:span text:style-name="T16"><text:tab/>7</text:span></text:a></text:p>
          <text:p text:style-name="P34"><text:a xlink:type="simple" xlink:href="#_Toc7101563" text:style-name="Index_20_Link" text:visited-style-name="Index_20_Link"><text:span text:style-name="T7">2.4.3 Interfaces con otras aplicaciónes</text:span></text:a><text:a xlink:type="simple" xlink:href="#_Toc7101563" text:style-name="Index_20_Link" text:visited-style-name="Index_20_Link"><text:span text:style-name="T16"><text:tab/>7</text:span></text:a></text:p>
          <text:p text:style-name="P34"><text:a xlink:type="simple" xlink:href="#_Toc7101564" text:style-name="Index_20_Link" text:visited-style-name="Index_20_Link"><text:span text:style-name="T7">2.4.4 Funcionamiento Paralelo</text:span></text:a><text:a xlink:type="simple" xlink:href="#_Toc7101564" text:style-name="Index_20_Link" text:visited-style-name="Index_20_Link"><text:span text:style-name="T16"><text:tab/>7</text:span></text:a></text:p>
          <text:p text:style-name="P34"><text:a xlink:type="simple" xlink:href="#_Toc7101565" text:style-name="Index_20_Link" text:visited-style-name="Index_20_Link"><text:span text:style-name="T5">2.4.5 Funciones de Auditoría</text:span></text:a><text:a xlink:type="simple" xlink:href="#_Toc7101565" text:style-name="Index_20_Link" text:visited-style-name="Index_20_Link"><text:span text:style-name="T16"><text:tab/>7</text:span></text:a></text:p>
          <text:p text:style-name="P34"><text:a xlink:type="simple" xlink:href="#_Toc7101566" text:style-name="Index_20_Link" text:visited-style-name="Index_20_Link"><text:span text:style-name="T5">2.4.6 Funciones de Control</text:span></text:a><text:a xlink:type="simple" xlink:href="#_Toc7101566" text:style-name="Index_20_Link" text:visited-style-name="Index_20_Link"><text:span text:style-name="T16"><text:tab/>7</text:span></text:a></text:p>
          <text:p text:style-name="P34"><text:a xlink:type="simple" xlink:href="#_Toc7101567" text:style-name="Index_20_Link" text:visited-style-name="Index_20_Link"><text:span text:style-name="T5">2.4.7 Requisitos del Lenguaje</text:span></text:a><text:a xlink:type="simple" xlink:href="#_Toc7101567" text:style-name="Index_20_Link" text:visited-style-name="Index_20_Link"><text:span text:style-name="T16"><text:tab/>7</text:span></text:a></text:p>
          <text:p text:style-name="P34"><text:a xlink:type="simple" xlink:href="#_Toc7101568" text:style-name="Index_20_Link" text:visited-style-name="Index_20_Link"><text:span text:style-name="T5">2.4.8 Protocolos Señalados</text:span></text:a><text:a xlink:type="simple" xlink:href="#_Toc7101568" text:style-name="Index_20_Link" text:visited-style-name="Index_20_Link"><text:span text:style-name="T16"><text:tab/>7</text:span></text:a></text:p>
          <text:p text:style-name="P34"><text:a xlink:type="simple" xlink:href="#_Toc7101569" text:style-name="Index_20_Link" text:visited-style-name="Index_20_Link"><text:span text:style-name="T5">2.4.9 Credibilidad de la aplicación</text:span></text:a><text:a xlink:type="simple" xlink:href="#_Toc7101569" text:style-name="Index_20_Link" text:visited-style-name="Index_20_Link"><text:span text:style-name="T16"><text:tab/>7</text:span></text:a></text:p>
          <text:p text:style-name="P34"><text:a xlink:type="simple" xlink:href="#_Toc7101570" text:style-name="Index_20_Link" text:visited-style-name="Index_20_Link"><text:span text:style-name="T5">2.4.10 Consideraciones de seguridad</text:span></text:a><text:a xlink:type="simple" xlink:href="#_Toc7101570" text:style-name="Index_20_Link" text:visited-style-name="Index_20_Link"><text:span text:style-name="T16"><text:tab/>7</text:span></text:a></text:p>
          <text:p text:style-name="P34"><text:a xlink:type="simple" xlink:href="#_Toc7101571" text:style-name="Index_20_Link" text:visited-style-name="Index_20_Link"><text:span text:style-name="T1">2.</text:span></text:a><text:a xlink:type="simple" xlink:href="#_Toc7101571" text:style-name="Index_20_Link" text:visited-style-name="Index_20_Link"><text:span text:style-name="T7">5 Suposiciones y dependencias</text:span></text:a><text:a xlink:type="simple" xlink:href="#_Toc7101571" text:style-name="Index_20_Link" text:visited-style-name="Index_20_Link"><text:span text:style-name="T16"><text:tab/>8</text:span></text:a></text:p>
          <text:p text:style-name="P34"><text:a xlink:type="simple" xlink:href="#_Toc7101572" text:style-name="Index_20_Link" text:visited-style-name="Index_20_Link"><text:span text:style-name="T7">2.6 Prorratear los Requisitos</text:span></text:a><text:a xlink:type="simple" xlink:href="#_Toc7101572" text:style-name="Index_20_Link" text:visited-style-name="Index_20_Link"><text:span text:style-name="T16"><text:tab/>8</text:span></text:a></text:p>
          <text:p text:style-name="P6"/>
        </text:index-body>
      </text:table-of-content>
      <text:h text:style-name="P15" text:outline-level="1"/>
      <text:h text:style-name="P15" text:outline-level="1"/>
      <text:p text:style-name="P22"/>
      <text:p text:style-name="P22"/>
      <text:h text:style-name="Heading_20_1" text:outline-level="1"><text:bookmark-start text:name="_Toc7101547"/><text:soft-page-break/><text:span text:style-name="T1">Registro de Cambios</text:span><text:bookmark-end text:name="_Toc7101547"/></text:h>
      <text:p text:style-name="P22"/>
      <table:table table:name="Tabla1" table:style-name="Tabla1">
        <table:table-column table:style-name="Tabla1.A"/>
        <table:table-column table:style-name="Tabla1.B"/>
        <table:table-column table:style-name="Tabla1.A"/>
        <table:table-column table:style-name="Tabla1.D"/>
        <table:table-column table:style-name="Tabla1.E"/>
        <table:table-row table:style-name="Tabla1.1">
          <table:table-cell table:style-name="Tabla1.A1" office:value-type="string">
            <text:p text:style-name="P14">Fecha</text:p>
          </table:table-cell>
          <table:table-cell table:style-name="Tabla1.A1" office:value-type="string">
            <text:p text:style-name="P14">Autor</text:p>
          </table:table-cell>
          <table:table-cell table:style-name="Tabla1.A1" office:value-type="string">
            <text:p text:style-name="P14">Versión</text:p>
          </table:table-cell>
          <table:table-cell table:style-name="Tabla1.A1" office:value-type="string">
            <text:p text:style-name="P14">Comentario</text:p>
          </table:table-cell>
          <table:table-cell table:style-name="Tabla1.E1" office:value-type="string">
            <text:p text:style-name="P14"><text:s/># Horas</text:p>
          </table:table-cell>
        </table:table-row>
        <table:table-row table:style-name="Tabla1.1">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E2" office:value-type="string">
            <text:p text:style-name="P14"/>
          </table:table-cell>
        </table:table-row>
        <table:table-row table:style-name="Tabla1.1">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E2" office:value-type="string">
            <text:p text:style-name="P14"/>
          </table:table-cell>
        </table:table-row>
        <table:table-row table:style-name="Tabla1.1">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E2" office:value-type="string">
            <text:p text:style-name="P14"/>
          </table:table-cell>
        </table:table-row>
        <table:table-row table:style-name="Tabla1.1">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E2" office:value-type="string">
            <text:p text:style-name="P14"/>
          </table:table-cell>
        </table:table-row>
        <table:table-row table:style-name="Tabla1.1">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A2" office:value-type="string">
            <text:p text:style-name="P14"/>
          </table:table-cell>
          <table:table-cell table:style-name="Tabla1.E2" office:value-type="string">
            <text:p text:style-name="P14"/>
          </table:table-cell>
        </table:table-row>
      </table:table>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p text:style-name="P8"/>
      <text:h text:style-name="Heading_20_1" text:outline-level="1"><text:span text:style-name="T7"/></text:h>
      <text:p text:style-name="Standard"><text:span text:style-name="T7"/></text:p>
      <text:p text:style-name="Standard"><text:span text:style-name="T7"/></text:p>
      <text:p text:style-name="Standard"><text:span text:style-name="T7"/></text:p>
      <text:p text:style-name="Standard"><text:span text:style-name="T7"/></text:p>
      <text:h text:style-name="Heading_20_1" text:outline-level="1"><text:span text:style-name="T7"/></text:h>
      <text:p text:style-name="Standard"><text:span text:style-name="T7"/></text:p>
      <text:h text:style-name="Heading_20_1" text:outline-level="1"><text:bookmark-start text:name="_Toc7101548"/><text:soft-page-break/><text:span text:style-name="T7">1. Introducción</text:span><text:bookmark-end text:name="_Toc7101548"/></text:h>
      <text:p text:style-name="P9"><text:bookmark-start text:name="_Toc7101549"/><text:span text:style-name="Título_20_2_20_Car"><text:span text:style-name="T9">1.1 Propósito</text:span></text:span><text:bookmark-end text:name="_Toc7101549"/><text:span text:style-name="T11"> </text:span></text:p>
      <text:p text:style-name="P13"><text:span text:style-name="T3">El presente documento tiene como objetivo definir las especificaciones funcionales y no funcionales de un sistema para la implementación de una aplicación que permitirá jugar un juego de autoevaluación sobre los conocimientos adquiridos en la carrera universitaria Veterinaria. </text:span></text:p>
      <text:p text:style-name="P23"><text:bookmark-start text:name="_Toc7101550"/><text:span text:style-name="Título_20_2_20_Car"><text:span text:style-name="T9">1.2 Alcance</text:span></text:span><text:bookmark-end text:name="_Toc7101550"/></text:p>
      <text:p text:style-name="P29"><text:span text:style-name="T19">Diseño, Desarrollo e Implementación de un juego de trivia vasado en la carrera de Medicina Veterinaria.</text:span></text:p>
      <text:p text:style-name="P23"><text:span text:style-name="T19">La misma será una aplicación basada en Javascript que funcionará en un servidor que permitirá jugar a uno o dos jugadores en la misma ventana dentro de una aplicación móvil.</text:span></text:p>
      <text:p text:style-name="P7"/>
      <text:p text:style-name="P9"><text:span text:style-name="T3">En la aplicación se permitirán las siguientes funcionalidades:</text:span></text:p>
      <text:list xml:id="list927906504" text:style-name="WWNum1">
        <text:list-item>
          <text:p text:style-name="P20"><text:span text:style-name="T3">Crear una cuenta, quedando guardada la misma en una base de datos.</text:span></text:p>
        </text:list-item>
        <text:list-item>
          <text:p text:style-name="P20"><text:span text:style-name="T3">Registrarse como jugador (alumno, egresado) o como administrador (profesor).</text:span></text:p>
        </text:list-item>
        <text:list-item>
          <text:p text:style-name="P20"><text:span text:style-name="T3">Acceder con una cuenta propia.</text:span></text:p>
        </text:list-item>
        <text:list-item>
          <text:p text:style-name="P20"><text:span text:style-name="T3">Jugar individualmente o contra un oponente.</text:span></text:p>
        </text:list-item>
        <text:list-item>
          <text:p text:style-name="P20"><text:span text:style-name="T3">Contabilizar las respuestas correctas e incorrectas.</text:span></text:p>
        </text:list-item>
        <text:list-item>
          <text:p text:style-name="P20"><text:span text:style-name="T3">Conocer ranking dentro de un sistema de posicionamiento.-¿va o no va?</text:span></text:p>
        </text:list-item>
        <text:list-item>
          <text:p text:style-name="P20"><text:span text:style-name="T3">Poder volver a jugar.</text:span></text:p>
        </text:list-item>
        <text:list-item>
          <text:p text:style-name="P20"><text:span text:style-name="T3">Realizar comentarios.</text:span></text:p>
        </text:list-item>
        <text:list-item>
          <text:p text:style-name="P20"><text:span text:style-name="T3">Conocer estadísticas generales.</text:span></text:p>
        </text:list-item>
        <text:list-item>
          <text:p text:style-name="P20"><text:span text:style-name="T3">En caso de ser Admin, poder modificar preguntas existentes, quitarlas o agregar nuevas.</text:span></text:p>
        </text:list-item>
      </text:list>
      <text:p text:style-name="P19"><text:span text:style-name="T3">-agregar cosas que falten-</text:span></text:p>
      <text:p text:style-name="P9"><text:span text:style-name="T3">A través del sistema no se podrá:</text:span></text:p>
      <text:list xml:id="list142904782111063" text:continue-numbering="true" text:style-name="WWNum1">
        <text:list-item>
          <text:p text:style-name="P20"><text:span text:style-name="T3">Conocer la respuesta correcta (siendo jugador).</text:span></text:p>
        </text:list-item>
        <text:list-item>
          <text:p text:style-name="P20"><text:span text:style-name="T3">Registrarse como Admin siendo alumno.</text:span></text:p>
        </text:list-item>
      </text:list>
      <text:h text:style-name="Heading_20_2" text:outline-level="2"><text:bookmark-start text:name="_Toc7101551"/><text:span text:style-name="T9">1.3 Glosario</text:span><text:bookmark-end text:name="_Toc7101551"/><text:span text:style-name="T9"> </text:span></text:h>
      <text:p text:style-name="P23"/>
      <text:p text:style-name="P23"><text:span text:style-name="T19">Servidor: es una computadora diseñada para hospedar (hosting) un conjunto de aplicaciones que demandan los Clientes de una red. </text:span></text:p>
      <text:p text:style-name="P27"/>
      <text:p text:style-name="P23"><text:span text:style-name="T19">Usuario/Clientes: Persona que puede acceder al juego, a través de un proceso de autenticación utilizando nombre y contraseña.</text:span></text:p>
      <text:p text:style-name="P27"/>
      <text:p text:style-name="P23"><text:span text:style-name="T19">Navegador web (web browser): es un software o aplicación que permite el acceso a la web interpretando distintos tipos de archivos para luego visualizarlos.</text:span></text:p>
      <text:p text:style-name="P27"/>
      <text:p text:style-name="P23"><text:span text:style-name="T19">Base de Datos: Es un conjunto de datos que pertenecen al mismo contexto almacenados </text:span><text:soft-page-break/><text:span text:style-name="T19">sistemáticamente para su posterior uso.</text:span></text:p>
      <text:p text:style-name="P27"/>
      <text:p text:style-name="P23"><text:span text:style-name="T19">Aplicación: Es un programa informático diseñado para facilitar al usuario la realización de un determinado tipo de trabajo.</text:span></text:p>
      <text:p text:style-name="P27"/>
      <text:p text:style-name="P23"><text:span text:style-name="T19">JavaScript: es un lenguaje de programación interpretado. Se define como orientado a objetos, basado en prototipos, imperativo, débilmente tipado y dinámico.</text:span></text:p>
      <text:p text:style-name="P23"/>
      <text:p text:style-name="P23"><text:bookmark-start text:name="_Toc7101552"/><text:span text:style-name="Título_20_2_20_Car"><text:span text:style-name="T12">1.4 Referencias</text:span></text:span><text:bookmark-end text:name="_Toc7101552"/></text:p>
      <text:list xml:id="list3157087420" text:style-name="WWNum3">
        <text:list-item>
          <text:p text:style-name="P24"><text:span text:style-name="T19">IEEE 830 esp - http://www.ctr.unican.es/asignaturas/is1/IEEE830_esp.pdf</text:span></text:p>
        </text:list-item>
        <text:list-item>
          <text:p text:style-name="P24"><text:span text:style-name="T19">SRS para el desarrollo del SIS-WEB de la Universidad del Valle -http://cic.puj.edu.co/wiki/lib/exe/fetch.php?media=materias:pis:ejemplo_de_especificacion_de_requerimientos_-_para_sesion_9.pdf</text:span></text:p>
        </text:list-item>
      </text:list>
      <text:h text:style-name="Heading_20_1" text:outline-level="1"><text:bookmark-start text:name="_Toc7101553"/><text:span text:style-name="T1">1.5 Personal Involucrado</text:span><text:bookmark-end text:name="_Toc7101553"/></text:h>
      <text:p text:style-name="P31"/>
      <table:table table:name="Tabla2" table:style-name="Tabla2">
        <table:table-column table:style-name="Tabla2.A"/>
        <table:table-column table:style-name="Tabla2.B"/>
        <table:table-row table:style-name="Tabla2.1">
          <table:table-cell table:style-name="Tabla2.A1" office:value-type="string">
            <text:p text:style-name="P14">Nombre</text:p>
          </table:table-cell>
          <table:table-cell table:style-name="Tabla2.B1" office:value-type="string">
            <text:p text:style-name="P14">Bongiovanni Elismer</text:p>
          </table:table-cell>
        </table:table-row>
        <table:table-row table:style-name="Tabla2.1">
          <table:table-cell table:style-name="Tabla2.A2" office:value-type="string">
            <text:p text:style-name="P14">Rol</text:p>
          </table:table-cell>
          <table:table-cell table:style-name="Tabla2.B2" office:value-type="string">
            <text:p text:style-name="P14">Programador</text:p>
          </table:table-cell>
        </table:table-row>
        <table:table-row table:style-name="Tabla2.1">
          <table:table-cell table:style-name="Tabla2.A2" office:value-type="string">
            <text:p text:style-name="P14">Categoría Profesional</text:p>
          </table:table-cell>
          <table:table-cell table:style-name="Tabla2.B2" office:value-type="string">
            <text:p text:style-name="P14">Lic. en Cs de la Computación</text:p>
          </table:table-cell>
        </table:table-row>
        <table:table-row table:style-name="Tabla2.1">
          <table:table-cell table:style-name="Tabla2.A2" office:value-type="string">
            <text:p text:style-name="P14">Responsabilidades</text:p>
          </table:table-cell>
          <table:table-cell table:style-name="Tabla2.B2" office:value-type="string">
            <text:p text:style-name="P14">Codificar la aplicación</text:p>
          </table:table-cell>
        </table:table-row>
      </table:table>
      <text:p text:style-name="P7"/>
      <table:table table:name="Tabla3" table:style-name="Tabla3">
        <table:table-column table:style-name="Tabla3.A"/>
        <table:table-column table:style-name="Tabla3.B"/>
        <table:table-row table:style-name="Tabla3.1">
          <table:table-cell table:style-name="Tabla3.A1" office:value-type="string">
            <text:p text:style-name="P14">Nombre</text:p>
          </table:table-cell>
          <table:table-cell table:style-name="Tabla3.B1" office:value-type="string">
            <text:p text:style-name="P14">Castillo Conrado</text:p>
          </table:table-cell>
        </table:table-row>
        <table:table-row table:style-name="Tabla3.1">
          <table:table-cell table:style-name="Tabla3.A2" office:value-type="string">
            <text:p text:style-name="P14">Rol</text:p>
          </table:table-cell>
          <table:table-cell table:style-name="Tabla3.B2" office:value-type="string">
            <text:p text:style-name="P14">Programador</text:p>
          </table:table-cell>
        </table:table-row>
        <table:table-row table:style-name="Tabla3.1">
          <table:table-cell table:style-name="Tabla3.A2" office:value-type="string">
            <text:p text:style-name="P14">Categoría Profesional</text:p>
          </table:table-cell>
          <table:table-cell table:style-name="Tabla3.B2" office:value-type="string">
            <text:p text:style-name="P14">Lic. en Cs de la Computación</text:p>
          </table:table-cell>
        </table:table-row>
        <table:table-row table:style-name="Tabla3.1">
          <table:table-cell table:style-name="Tabla3.A2" office:value-type="string">
            <text:p text:style-name="P14">Responsabilidades</text:p>
          </table:table-cell>
          <table:table-cell table:style-name="Tabla3.B2" office:value-type="string">
            <text:p text:style-name="P14">Codificar la aplicación</text:p>
          </table:table-cell>
        </table:table-row>
      </table:table>
      <text:p text:style-name="P7"/>
      <table:table table:name="Tabla4" table:style-name="Tabla4">
        <table:table-column table:style-name="Tabla4.A"/>
        <table:table-column table:style-name="Tabla4.B"/>
        <table:table-row table:style-name="Tabla4.1">
          <table:table-cell table:style-name="Tabla4.A1" office:value-type="string">
            <text:p text:style-name="P14">Nombre</text:p>
          </table:table-cell>
          <table:table-cell table:style-name="Tabla4.B1" office:value-type="string">
            <text:p text:style-name="P14">Goldenberg Erika</text:p>
          </table:table-cell>
        </table:table-row>
        <table:table-row table:style-name="Tabla4.1">
          <table:table-cell table:style-name="Tabla4.A2" office:value-type="string">
            <text:p text:style-name="P14">Rol</text:p>
          </table:table-cell>
          <table:table-cell table:style-name="Tabla4.B2" office:value-type="string">
            <text:p text:style-name="P14">Programador</text:p>
          </table:table-cell>
        </table:table-row>
        <table:table-row table:style-name="Tabla4.1">
          <table:table-cell table:style-name="Tabla4.A2" office:value-type="string">
            <text:p text:style-name="P14">Categoría Profesional</text:p>
          </table:table-cell>
          <table:table-cell table:style-name="Tabla4.B2" office:value-type="string">
            <text:p text:style-name="P14">Lic. en Cs de la Computación</text:p>
          </table:table-cell>
        </table:table-row>
        <table:table-row table:style-name="Tabla4.1">
          <table:table-cell table:style-name="Tabla4.A2" office:value-type="string">
            <text:p text:style-name="P14">Responsabilidades</text:p>
          </table:table-cell>
          <table:table-cell table:style-name="Tabla4.B2" office:value-type="string">
            <text:p text:style-name="P14">Codificar la aplicación</text:p>
          </table:table-cell>
        </table:table-row>
      </table:table>
      <text:p text:style-name="P7"/>
      <text:p text:style-name="P9"><text:bookmark-start text:name="_Toc7101554"/><text:span text:style-name="Título_20_2_20_Car"><text:span text:style-name="T20"/></text:span></text:p>
      <text:p text:style-name="P9"><text:span text:style-name="Título_20_2_20_Car"><text:span text:style-name="T20"/></text:span></text:p>
      <text:p text:style-name="P9"><text:span text:style-name="Título_20_2_20_Car"><text:span text:style-name="T20"/></text:span></text:p>
      <text:p text:style-name="P9"><text:span text:style-name="Título_20_2_20_Car"><text:span text:style-name="T20"/></text:span></text:p>
      <text:p text:style-name="P9"><text:span text:style-name="Título_20_2_20_Car"><text:span text:style-name="T20"/></text:span></text:p>
      <text:p text:style-name="P9"><text:soft-page-break/><text:span text:style-name="Título_20_2_20_Car"><text:span text:style-name="T9">1.6 Visión global</text:span></text:span><text:bookmark-end text:name="_Toc7101554"/></text:p>
      <text:p text:style-name="P13"><text:span text:style-name="T3">En el presente documento se encontrará la información acerca de las características del producto de software, interfaces de usuario, interfaces del sistema, características de los usuarios, descripción de requerimientos funcionales, no funcionales y del sistema.</text:span></text:p>
      <text:h text:style-name="Heading_20_1" text:outline-level="1"><text:bookmark-start text:name="_Toc7101555"/><text:span text:style-name="T7">2 Descripción global</text:span><text:bookmark-end text:name="_Toc7101555"/></text:h>
      <text:h text:style-name="Heading_20_2" text:outline-level="2"><text:bookmark-start text:name="_Toc7101556"/><text:span text:style-name="T10">2.1. Perspectiva del Producto</text:span><text:bookmark-end text:name="_Toc7101556"/></text:h>
      <text:p text:style-name="P23"><text:tab/><text:span text:style-name="T19">La aplicación será un producto que se montara en un <text:s/>servidor local haciendo uso de una base de datos no relacional para almacenar datos de registro de usuario y contraseña.</text:span></text:p>
      <text:h text:style-name="P17" text:outline-level="2"/>
      <text:h text:style-name="Heading_20_2" text:outline-level="2"><text:bookmark-start text:name="_Toc7101557"/><text:span text:style-name="T10">2.2 Funciones del producto</text:span><text:bookmark-end text:name="_Toc7101557"/><text:span text:style-name="T10"> </text:span></text:h>
      <text:p text:style-name="P9"><text:span text:style-name="T3">La aplicación permitirá realizar las siguientes funciones:</text:span></text:p>
      <text:list xml:id="list142903235623809" text:continue-list="list142904782111063" text:style-name="WWNum1">
        <text:list-item>
          <text:p text:style-name="P20"><text:span text:style-name="T3">Registrar datos: el usuario podrá almacenar los datos de su perfil según sea jugador o Admin. En ambos casos se solicitará nombre, apellido dni y contraseña. Para distinguir entre los tipos de usuario se solicitará marcar la opción deseada. Todo mediante un menú.</text:span></text:p>
        </text:list-item>
        <text:list-item>
          <text:p text:style-name="P20"><text:span text:style-name="T3">Acceder con una cuenta: una vez registrado, el usuario podrá siempre acceder a la aplicación mediante su DNI y clave.</text:span></text:p>
        </text:list-item>
        <text:list-item>
          <text:p text:style-name="P21"><text:span text:style-name="T3">Jugar: luego de acceder, podrá jugar de manera individual o contra un adversario. </text:span><text:span text:style-name="T3">El sistema de juego consistirá en una serie de preguntas multiple choice con 4 opciones cada pregunta y una respuesta correcta. El programa contara con 6 áreas cuya dificultad de las preguntas corresponderá al año de la carrera ( área 1, primer año y así). Dentro de cada área habrán 10 niveles con una cantidad de preguntas 2 por el nivel (nivel 1, 2 preguntas, nivel 2, 4 preguntas, nivel 3, 6 preguntas y así), haciendo un total de 110 preguntas por área y 660 preguntas entre las 6 áreas. Los jugadores iran respondiendo preguntas y se les indicará si respondieron correctamente o no. En caso de una respuesta errónea no se les mostrará la respuesta correcta. Los jugadores podrán ver cuántas respuestas correctas tienen asta el momento. En el caso del juego individual, los usuarios tendrán la opción de jugar de nuevo. También existirá la posibilidad de dejar comentarios sobre la opinión de los usuarios con respecto a la aplicación, las preguntas, etc.</text:span></text:p>
        </text:list-item>
      </text:list>
      <text:h text:style-name="Heading_20_2" text:outline-level="2"><text:bookmark-start text:name="_Toc7101558"/><text:span text:style-name="T10">2.3 Características de usuario</text:span><text:bookmark-end text:name="_Toc7101558"/></text:h>
      <text:p text:style-name="P9"><text:span text:style-name="T3">Habrá dos tipos de usuarios:</text:span></text:p>
      <text:list xml:id="list142904998163417" text:continue-numbering="true" text:style-name="WWNum1">
        <text:list-item>
          <text:p text:style-name="P20"><text:span text:style-name="T3">Alumno: usuario registrado en la base de datos. Tiene la posibilidad de jugar los dos tipos de juego. Acceso a ranking. Acceso a estadísticas personales.</text:span></text:p>
        </text:list-item>
        <text:list-item>
          <text:p text:style-name="P20"><text:span text:style-name="T3">Maestro: usuario registrado en la base de datos con su rol ya predefinido. Acceso a estadísticas generales e individuales. Acceso a perfiles. Capacidad para modificar, agregar y eliminar preguntas. También podrá jugar si lo desea.</text:span></text:p>
        </text:list-item>
      </text:list>
      <text:p text:style-name="P7"/>
      <text:h text:style-name="Heading_20_2" text:outline-level="2"><text:bookmark-start text:name="_Toc7101559"/><text:soft-page-break/><text:span text:style-name="T10">2.3.1 Perfil de usuario</text:span><text:bookmark-end text:name="_Toc7101559"/></text:h>
      <text:p text:style-name="P13"><text:span text:style-name="T3">Cada usuario tendrá su perfil con sus datos personales y cierta información extra que pueda completar (cursa o no, año de cursada, foto, etc.). También en el perfil se encontrarán las estadísticas del juego individual de cada jugador.</text:span><text:span text:style-name="T4">-¿Los jugadores pueden ver el perfil de otros jugadores?. Incluir una sección en el perfil de los admins que diga el historial de modificaciones a las preguntas.</text:span><text:span text:style-name="T3">-</text:span></text:p>
      <text:p text:style-name="P7"/>
      <text:h text:style-name="Heading_20_2" text:outline-level="2"><text:bookmark-start text:name="_Toc7101560"/></text:h>
      <text:h text:style-name="Heading_20_2" text:outline-level="2"><text:span text:style-name="T10">2.4. Restricciones</text:span><text:bookmark-end text:name="_Toc7101560"/></text:h>
      <text:h text:style-name="Heading_20_2" text:outline-level="2"><text:bookmark-start text:name="_Toc7101561"/><text:span text:style-name="T5">2.4.1 Políticas Reguladoras</text:span><text:bookmark-end text:name="_Toc7101561"/></text:h>
      <text:p text:style-name="P29"><text:span text:style-name="T19">La aplicación se desarrollara mediante software de licencia abierta por lo tanto no se deberá pagar por su uso, <text:s/>al igual que el Sistema de Gestión de Base de Datos (MySQL) ,la utilización de estos programas se hará mediantes las políticas establecidas por este tipo de licenciamiento. Se deberá abonar por el uso de un servido.</text:span></text:p>
      <text:p text:style-name="P23"/>
      <text:h text:style-name="Heading_20_2" text:outline-level="2"><text:bookmark-start text:name="_Toc7101562"/><text:span text:style-name="T9">2.4.2 Limitaciones de Hardware</text:span><text:bookmark-end text:name="_Toc7101562"/></text:h>
      <text:p text:style-name="P29"><text:span text:style-name="T19">Para esta aplicación solo será necesario un Smartphone con el sistema operativo Android o iOS</text:span></text:p>
      <text:p text:style-name="P23"/>
      <text:h text:style-name="Heading_20_2" text:outline-level="2"><text:bookmark-start text:name="_Toc7101563"/><text:span text:style-name="T7">2.4.3 Interfaces con otras aplicaciónes</text:span><text:bookmark-end text:name="_Toc7101563"/></text:h>
      <text:p text:style-name="P29"><text:span text:style-name="T19">No es condición del Proyecto</text:span></text:p>
      <text:p text:style-name="P23"/>
      <text:h text:style-name="Heading_20_2" text:outline-level="2"><text:bookmark-start text:name="_Toc7101564"/><text:span text:style-name="T7">2.4.4 Funcionamiento Paralelo</text:span><text:bookmark-end text:name="_Toc7101564"/></text:h>
      <text:p text:style-name="P29"><text:span text:style-name="T19">No es condición del Proyecto</text:span></text:p>
      <text:p text:style-name="P23"/>
      <text:h text:style-name="Heading_20_2" text:outline-level="2"><text:bookmark-start text:name="_Toc7101565"/><text:span text:style-name="T5">2.4.5 Funciones de Auditoría</text:span><text:bookmark-end text:name="_Toc7101565"/></text:h>
      <text:p text:style-name="P29"><text:span text:style-name="T19">No es condición del Proyecto</text:span></text:p>
      <text:p text:style-name="P30"/>
      <text:h text:style-name="Heading_20_2" text:outline-level="2"><text:bookmark-start text:name="_Toc7101566"/><text:span text:style-name="T9">2.4.6 Funciones de Control</text:span><text:bookmark-end text:name="_Toc7101566"/></text:h>
      <text:p text:style-name="P29"><text:span text:style-name="T19">El sistema debe controlar que el usuario que quiera hacer uso de la aplicación, este registrado en la base de datos.</text:span></text:p>
      <text:p text:style-name="P23"/>
      <text:h text:style-name="Heading_20_2" text:outline-level="2"><text:bookmark-start text:name="_Toc7101567"/><text:span text:style-name="T9">2.4.7 Requisitos del Lenguaje</text:span><text:bookmark-end text:name="_Toc7101567"/></text:h>
      <text:p text:style-name="P29"><text:span text:style-name="T19">Todo el material que se realice para el usuario y la aplicación debe de estar en lenguaje Español.</text:span></text:p>
      <text:p text:style-name="P23"/>
      <text:h text:style-name="Heading_20_2" text:outline-level="2"><text:bookmark-start text:name="_Toc7101568"/><text:span text:style-name="T9">2.4.8 Protocolos Señalados</text:span><text:bookmark-end text:name="_Toc7101568"/></text:h>
      <text:p text:style-name="P29"><text:span text:style-name="T19">No es condición del Proyecto</text:span></text:p>
      <text:p text:style-name="P28"/>
      <text:h text:style-name="Heading_20_2" text:outline-level="2"><text:bookmark-start text:name="_Toc7101569"/><text:span text:style-name="T9">2.4.9 Credibilidad de la aplicación</text:span><text:bookmark-end text:name="_Toc7101569"/></text:h>
      <text:p text:style-name="P29"><text:span text:style-name="T19">Para garantizar una buena credibilidad el sistema deberá ser sometido a una serie de </text:span><text:soft-page-break/><text:span text:style-name="T19">pruebas para establecer que se encuentra acorde a los requerimientos que se plasman en el documento en tanto a la consistencia de datos como al rendimiento de la aplicación.</text:span></text:p>
      <text:p text:style-name="P23"/>
      <text:h text:style-name="Heading_20_2" text:outline-level="2"><text:bookmark-start text:name="_Toc7101570"/><text:span text:style-name="T9">2.4.10 Consideraciones de seguridad</text:span><text:bookmark-end text:name="_Toc7101570"/></text:h>
      <text:p text:style-name="P29"><text:span text:style-name="T19">Cada usuario deberá autenticarse y su acceso verificado por la base de datos MySQL para hacer uso de la aplicación.</text:span></text:p>
      <text:p text:style-name="P23"/>
      <text:h text:style-name="Heading_20_2" text:outline-level="2"><text:bookmark-start text:name="_Toc7101571"/><text:span text:style-name="T12">2.</text:span><text:span text:style-name="T10">5 Suposiciones y dependencias</text:span><text:bookmark-end text:name="_Toc7101571"/></text:h>
      <text:list xml:id="list1041515394" text:style-name="WWNum6">
        <text:list-item>
          <text:p text:style-name="P25"><text:span text:style-name="T19">La aplicación no presida de una red interna.</text:span></text:p>
        </text:list-item>
        <text:list-item>
          <text:p text:style-name="P25"><text:span text:style-name="T19">Para hacer uso de la aplicación el usuario deberá poseer conocimientos sobre medicina veterinaria.</text:span></text:p>
        </text:list-item>
      </text:list>
      <text:p text:style-name="P23"/>
      <text:h text:style-name="Heading_20_2" text:outline-level="2"><text:bookmark-start text:name="_Toc7101572"/><text:span text:style-name="T10">2.6 Prorratear los Requisitos</text:span><text:bookmark-end text:name="_Toc7101572"/></text:h>
      <text:list xml:id="list1977486206" text:style-name="WWNum7">
        <text:list-item>
          <text:p text:style-name="P26"><text:span text:style-name="T19">Controlar los registros de los usuarios.</text:span></text:p>
        </text:list-item>
        <text:list-item>
          <text:p text:style-name="P26"><text:span text:style-name="T19">No poseerá ningún tipo de conexión a redes sociales.</text:span></text:p>
        </text:list-item>
      </text:list>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s" fo:country="AR"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Liberation Serif" fo:font-family="'Liberation Serif'" style:font-family-generic="roman" style:font-pitch="variable" fo:font-size="12pt"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7"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8"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9"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3"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rado Castillo</meta:initial-creator>
    <meta:editing-cycles>5</meta:editing-cycles>
    <meta:print-date>2019-04-25T19:53:00</meta:print-date>
    <meta:creation-date>2019-04-25T19:20:00</meta:creation-date>
    <dc:date>2019-04-29T14:29:02.663206755</dc:date>
    <meta:editing-duration>PT12M8S</meta:editing-duration>
    <meta:generator>LibreOffice/6.0.7.3$Linux_X86_64 LibreOffice_project/00m0$Build-3</meta:generator>
    <meta:document-statistic meta:table-count="4" meta:image-count="0" meta:object-count="0" meta:page-count="8" meta:paragraph-count="138" meta:word-count="1300" meta:character-count="8379" meta:non-whitespace-character-count="72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